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8" svg:stroke-width="0cm" svg:stroke-color="#000000" draw:marker-start="" draw:marker-start-width="0.3cm" draw:marker-start-center="false" draw:marker-end="" draw:marker-end-width="0.3cm" draw:marker-end-center="false" draw:fill="solid" draw:fill-color="#cccccc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fill-color="#e6e6ff" draw:textarea-horizontal-align="center" draw:textarea-vertical-align="top"/>
    </style:style>
    <style:style style:name="gr3" style:family="graphic" style:parent-style-name="standard">
      <style:graphic-properties draw:fill-color="#00ccff" draw:textarea-horizontal-align="center" draw:textarea-vertical-align="top"/>
    </style:style>
    <style:style style:name="gr4" style:family="graphic" style:parent-style-name="standard">
      <style:graphic-properties draw:stroke="solid" draw:stroke-dash="Dash_20_3" svg:stroke-width="0cm" svg:stroke-color="#ffffff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_20_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_20_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_20_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_20_8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9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_20_1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_20_1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_20_1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_20_1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_20_14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_20_15" svg:stroke-width="0cm" svg:stroke-color="#33ff99" draw:marker-start="" draw:marker-start-width="0.3cm" draw:marker-start-center="false" draw:marker-end="" draw:marker-end-width="0.3cm" draw:marker-end-center="false" draw:fill="solid" draw:fill-color="#b2b2b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_20_1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_20_17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_20_18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_20_1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_20_2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_20_21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_20_22" svg:stroke-width="0cm" svg:stroke-color="#000000" draw:marker-start="Arrow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_20_23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_20_24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_20_25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_20_26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_20_27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_20_29" svg:stroke-width="0cm" svg:stroke-color="#000000" draw:marker-start="" draw:marker-start-width="0.3cm" draw:marker-start-center="false" draw:marker-end="" draw:marker-end-width="0.3cm" draw:marker-end-center="false" draw:fill="solid" draw:fill-color="#0000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_20_3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_20_31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_20_3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_20_33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_20_34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_20_35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_20_36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_20_37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_20_3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_20_3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_20_40" svg:stroke-width="0cm" svg:stroke-color="#000000" draw:marker-start="Arrow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_20_41" svg:stroke-width="0cm" svg:stroke-color="#000000" draw:marker-start="Arrow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_20_4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>
      <style:graphic-properties draw:stroke="solid" draw:stroke-dash="Dash_20_43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_20_44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_20_4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_20_4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_20_4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_20_4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_20_49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_20_5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3" style:family="graphic" style:parent-style-name="standard">
      <style:graphic-properties draw:stroke="solid" draw:stroke-dash="Dash_20_123" svg:stroke-width="0cm" svg:stroke-color="#000000" draw:marker-start="" draw:marker-start-width="0.3cm" draw:marker-start-center="false" draw:marker-end="" draw:marker-end-width="0.3cm" draw:marker-end-center="false" draw:fill="solid" draw:fill-color="#00ccff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>
      <style:graphic-properties draw:stroke="solid" draw:stroke-dash="Dash_20_124" svg:stroke-width="0cm" svg:stroke-color="#000000" draw:marker-start="" draw:marker-start-width="0.3cm" draw:marker-start-center="false" draw:marker-end="" draw:marker-end-width="0.3cm" draw:marker-end-center="false" draw:fill="solid" draw:fill-color="#00ccff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>
      <style:graphic-properties draw:stroke="solid" draw:stroke-dash="Dash_20_125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>
      <style:graphic-properties draw:stroke="solid" draw:stroke-dash="Dash_20_12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>
      <style:graphic-properties draw:stroke="solid" draw:stroke-dash="Dash_20_12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>
      <style:graphic-properties draw:stroke="solid" draw:stroke-dash="Dash_20_12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_20_12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>
      <style:graphic-properties draw:stroke="solid" draw:stroke-dash="Dash_20_130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Dash_20_13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>
      <style:graphic-properties draw:stroke="solid" draw:stroke-dash="Dash_20_13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>
      <style:graphic-properties draw:stroke="solid" draw:stroke-dash="Dash_20_13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>
      <style:graphic-properties draw:stroke="solid" draw:stroke-dash="Dash_20_13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>
      <style:graphic-properties draw:stroke="solid" draw:stroke-dash="Dash_20_13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>
      <style:graphic-properties draw:stroke="solid" draw:stroke-dash="Dash_20_13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>
      <style:graphic-properties draw:stroke="solid" draw:stroke-dash="Dash_20_137" svg:stroke-width="0cm" svg:stroke-color="#ffffff" draw:marker-start="" draw:marker-start-width="0.3cm" draw:marker-start-center="false" draw:marker-end="" draw:marker-end-width="0.3cm" draw:marker-end-center="false" draw:fill="solid" draw:fill-color="#b2b2b2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>
      <style:graphic-properties draw:stroke="solid" draw:stroke-dash="Dash_20_138" svg:stroke-width="0cm" svg:stroke-color="#000000" draw:marker-start="" draw:marker-start-width="0.3cm" draw:marker-start-center="false" draw:marker-end="" draw:marker-end-width="0.3cm" draw:marker-end-center="false" draw:fill="solid" draw:fill-color="#0000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>
      <style:graphic-properties draw:stroke="solid" draw:stroke-dash="Dash_20_139" svg:stroke-width="0cm" svg:stroke-color="#000000" draw:marker-start="" draw:marker-start-width="0.3cm" draw:marker-start-center="false" draw:marker-end="" draw:marker-end-width="0.3cm" draw:marker-end-center="false" draw:fill="solid" draw:fill-color="#0000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>
      <style:graphic-properties draw:stroke="solid" draw:stroke-dash="Dash_20_140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>
      <style:graphic-properties draw:stroke="solid" draw:stroke-dash="Dash_20_14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>
      <style:graphic-properties draw:stroke="solid" draw:stroke-dash="Dash_20_14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>
      <style:graphic-properties draw:stroke="solid" draw:stroke-dash="Dash_20_14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>
      <style:graphic-properties draw:stroke="solid" draw:stroke-dash="Dash_20_14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>
      <style:graphic-properties draw:stroke="solid" draw:stroke-dash="Dash_20_14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>
      <style:graphic-properties draw:stroke="solid" draw:stroke-dash="Dash_20_14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>
      <style:graphic-properties draw:stroke="solid" draw:stroke-dash="Dash_20_14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>
      <style:graphic-properties draw:stroke="solid" draw:stroke-dash="Dash_20_14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>
      <style:graphic-properties draw:stroke="solid" draw:stroke-dash="Dash_20_14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>
      <style:graphic-properties draw:stroke="solid" draw:stroke-dash="Dash_20_15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>
      <style:graphic-properties draw:stroke="solid" draw:stroke-dash="Dash_20_15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>
      <style:graphic-properties draw:stroke="solid" draw:stroke-dash="Dash_20_15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>
      <style:graphic-properties draw:stroke="solid" draw:stroke-dash="Dash_20_15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>
      <style:graphic-properties draw:stroke="solid" draw:stroke-dash="Dash_20_154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>
      <style:graphic-properties draw:stroke="solid" draw:stroke-dash="Dash_20_155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>
      <style:graphic-properties draw:stroke="solid" draw:stroke-dash="Dash_20_156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>
      <style:graphic-properties draw:stroke="solid" draw:stroke-dash="Dash_20_157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>
      <style:graphic-properties draw:stroke="solid" draw:stroke-dash="Dash_20_15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>
      <style:graphic-properties draw:stroke="solid" draw:stroke-dash="Dash_20_15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>
      <style:graphic-properties draw:stroke="solid" draw:stroke-dash="Dash_20_16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>
      <style:graphic-properties draw:stroke="solid" draw:stroke-dash="Dash_20_161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>
      <style:graphic-properties draw:stroke="solid" draw:stroke-dash="Dash_20_16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>
      <style:graphic-properties draw:stroke="solid" draw:stroke-dash="Dash_20_16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>
      <style:graphic-properties draw:stroke="solid" draw:stroke-dash="Dash_20_164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>
      <style:graphic-properties draw:stroke="solid" draw:stroke-dash="Dash_20_165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>
      <style:graphic-properties draw:stroke="solid" draw:stroke-dash="Dash_20_166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>
      <style:graphic-properties draw:stroke="solid" draw:stroke-dash="Dash_20_167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>
      <style:graphic-properties draw:stroke="solid" draw:stroke-dash="Dash_20_16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>
      <style:graphic-properties draw:textarea-horizontal-align="center" draw:textarea-vertical-align="middle"/>
    </style:style>
    <style:style style:name="gr100" style:family="graphic" style:parent-style-name="standard">
      <style:graphic-properties draw:fill-color="#ffcc00" draw:textarea-horizontal-align="center" draw:textarea-vertical-align="middle"/>
    </style:style>
    <style:style style:name="gr101" style:family="graphic" style:parent-style-name="standard">
      <style:graphic-properties draw:fill-color="#ffcc00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ffffff"/>
    </style:style>
    <style:style style:name="T3" style:family="text">
      <style:text-properties fo:color="#ffffff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9.7cm" svg:height="15.1cm" svg:x="12.6cm" svg:y="1.9cm">
            <text:p text:style-name="P1"><text:span text:style-name="T1">Logiciels</text:span></text:p>
          </draw:rect>
          <draw:rect draw:style-name="gr2" draw:text-style-name="P3" draw:layer="layout" svg:width="10.9cm" svg:height="2.8cm" svg:x="1.5cm" svg:y="2.079cm">
            <text:p text:style-name="P3">Entrées du hardware</text:p>
          </draw:rect>
          <draw:rect draw:style-name="gr3" draw:text-style-name="P4" draw:layer="layout" svg:width="5cm" svg:height="12cm" svg:x="22.9cm" svg:y="6.8cm">
            <text:p text:style-name="P3"><text:span text:style-name="T2">Acteurs</text:span></text:p>
          </draw:rect>
          <draw:rect draw:style-name="gr4" draw:text-style-name="P2" xml:id="id5" draw:id="id5" draw:layer="layout" svg:width="8.37cm" svg:height="8.06cm" svg:x="2.6cm" svg:y="9.519cm">
            <draw:glue-point draw:id="4" svg:x="-2.525cm" svg:y="-5.001cm"/>
            <draw:glue-point draw:id="5" svg:x="2.525cm" svg:y="-5cm"/>
            <draw:glue-point draw:id="6" svg:x="5cm" svg:y="-2.826cm"/>
            <draw:glue-point draw:id="7" svg:x="5cm" svg:y="-1.304cm"/>
            <draw:glue-point draw:id="8" svg:x="5cm" svg:y="1.63cm"/>
            <draw:glue-point draw:id="9" svg:x="5cm" svg:y="3.152cm"/>
            <text:p text:style-name="P1"><text:span text:style-name="T3">Application à</text:span></text:p>
            <text:p text:style-name="P1"><text:span text:style-name="T3">développer</text:span></text:p>
          </draw:rect>
          <draw:g>
            <draw:ellipse draw:style-name="gr5" draw:text-style-name="P2" draw:layer="layout" svg:width="0.562cm" svg:height="0.356cm" svg:x="26.16cm" svg:y="8.131cm">
              <text:p/>
            </draw:ellipse>
            <draw:line draw:style-name="gr6" draw:text-style-name="P2" draw:layer="layout" svg:x1="26.439cm" svg:y1="8.52cm" svg:x2="26.439cm" svg:y2="9.3cm">
              <text:p/>
            </draw:line>
            <draw:line draw:style-name="gr7" draw:text-style-name="P2" draw:layer="layout" svg:x1="26.439cm" svg:y1="9.3cm" svg:x2="25.934cm" svg:y2="9.831cm">
              <text:p/>
            </draw:line>
            <draw:line draw:style-name="gr8" draw:text-style-name="P2" draw:layer="layout" svg:x1="26.439cm" svg:y1="9.3cm" svg:x2="26.888cm" svg:y2="9.831cm">
              <text:p/>
            </draw:line>
            <draw:line draw:style-name="gr9" draw:text-style-name="P2" draw:layer="layout" svg:x1="25.878cm" svg:y1="8.804cm" svg:x2="27cm" svg:y2="8.804cm">
              <text:p/>
            </draw:line>
          </draw:g>
          <draw:rect draw:style-name="gr10" draw:text-style-name="P2" xml:id="id13" draw:id="id13" draw:layer="layout" svg:width="4.308cm" svg:height="1.569cm" svg:x="23.192cm" svg:y="9.831cm">
            <text:p text:style-name="P1"><text:span text:style-name="T1">Developpeurs</text:span></text:p>
            <text:p text:style-name="P1"><text:span text:style-name="T1">Du jeu</text:span></text:p>
          </draw:rect>
          <draw:g>
            <draw:ellipse draw:style-name="gr11" draw:text-style-name="P2" draw:layer="layout" svg:width="0.562cm" svg:height="0.312cm" svg:x="24.983cm" svg:y="12cm">
              <text:p/>
            </draw:ellipse>
            <draw:line draw:style-name="gr12" draw:text-style-name="P2" draw:layer="layout" svg:x1="25.262cm" svg:y1="12.341cm" svg:x2="25.262cm" svg:y2="13.024cm">
              <text:p/>
            </draw:line>
            <draw:line draw:style-name="gr13" draw:text-style-name="P2" draw:layer="layout" svg:x1="25.263cm" svg:y1="13.024cm" svg:x2="24.758cm" svg:y2="13.489cm">
              <text:p/>
            </draw:line>
            <draw:line draw:style-name="gr14" draw:text-style-name="P2" draw:layer="layout" svg:x1="25.262cm" svg:y1="13.024cm" svg:x2="25.711cm" svg:y2="13.489cm">
              <text:p/>
            </draw:line>
            <draw:line draw:style-name="gr15" draw:text-style-name="P2" draw:layer="layout" svg:x1="24.701cm" svg:y1="12.589cm" svg:x2="25.823cm" svg:y2="12.589cm">
              <text:p/>
            </draw:line>
          </draw:g>
          <draw:rect draw:style-name="gr16" draw:text-style-name="P2" xml:id="id14" draw:id="id14" draw:layer="layout" svg:width="4.313cm" svg:height="1.666cm" svg:x="23.3cm" svg:y="13.434cm">
            <text:p text:style-name="P1"><text:span text:style-name="T1">Joueur</text:span></text:p>
            <text:p text:style-name="P1"><text:span text:style-name="T1">Clavier/souris</text:span></text:p>
          </draw:rect>
          <draw:rect draw:style-name="gr17" draw:text-style-name="P5" xml:id="id2" draw:id="id2" draw:layer="layout" svg:width="7.765cm" svg:height="2.193cm" svg:x="2.9cm" svg:y="5.979cm">
            <draw:glue-point draw:id="4" svg:x="2.666cm" svg:y="5cm"/>
            <draw:glue-point draw:id="5" svg:x="-2.888cm" svg:y="5cm"/>
            <text:p text:style-name="P1"><text:span text:style-name="T4">Gestion entrées/sorties</text:span></text:p>
            <text:p text:style-name="P1"><text:span text:style-name="T4">du système d'exploitation</text:span></text:p>
          </draw:rect>
          <draw:rect draw:style-name="gr18" draw:text-style-name="P2" xml:id="id1" draw:id="id1" draw:layer="layout" svg:width="3.109cm" svg:height="1.054cm" svg:x="1.9cm" svg:y="3.325cm">
            <text:p text:style-name="P1"><text:span text:style-name="T1">Clavier</text:span></text:p>
          </draw:rect>
          <draw:rect draw:style-name="gr19" draw:text-style-name="P2" xml:id="id3" draw:id="id3" draw:layer="layout" svg:width="3.109cm" svg:height="1.052cm" svg:x="5.353cm" svg:y="3.067cm">
            <text:p text:style-name="P1"><text:span text:style-name="T1">Souris</text:span></text:p>
          </draw:rect>
          <draw:rect draw:style-name="gr20" draw:text-style-name="P2" xml:id="id4" draw:id="id4" draw:layer="layout" svg:width="3.107cm" svg:height="1.054cm" svg:x="8.993cm" svg:y="3.225cm">
            <text:p text:style-name="P1"><text:span text:style-name="T1">Joystick</text:span></text:p>
          </draw:rect>
          <draw:connector draw:style-name="gr21" draw:text-style-name="P2" draw:layer="layout" draw:type="line" svg:x1="3.454cm" svg:y1="4.379cm" svg:x2="6.782cm" svg:y2="5.979cm" draw:start-shape="id1" draw:start-glue-point="2" draw:end-shape="id2" draw:end-glue-point="0" svg:d="M3454 4379l3328 1600">
            <text:p/>
          </draw:connector>
          <draw:connector draw:style-name="gr22" draw:text-style-name="P2" draw:layer="layout" draw:type="line" svg:x1="6.907cm" svg:y1="4.119cm" svg:x2="6.782cm" svg:y2="5.979cm" draw:start-shape="id3" draw:start-glue-point="2" draw:end-shape="id2" draw:end-glue-point="0" svg:d="M6907 4119l-125 1860">
            <text:p/>
          </draw:connector>
          <draw:connector draw:style-name="gr23" draw:text-style-name="P2" draw:layer="layout" draw:type="line" svg:x1="10.546cm" svg:y1="4.279cm" svg:x2="6.782cm" svg:y2="5.979cm" draw:start-shape="id4" draw:start-glue-point="2" draw:end-shape="id2" draw:end-glue-point="0" svg:d="M10546 4279l-3764 1700">
            <text:p/>
          </draw:connector>
          <draw:connector draw:style-name="gr24" draw:text-style-name="P2" draw:layer="layout" draw:type="line" svg:x1="6.785cm" svg:y1="9.519cm" svg:x2="6.782cm" svg:y2="8.172cm" draw:start-shape="id5" draw:start-glue-point="0" draw:end-shape="id2" draw:end-glue-point="2" svg:d="M6785 9519l-3-1347">
            <text:p/>
          </draw:connector>
          <draw:rect draw:style-name="gr25" draw:text-style-name="P2" xml:id="id12" draw:id="id12" draw:layer="layout" svg:width="4.8cm" svg:height="1.491cm" svg:x="17.1cm" svg:y="15.3cm">
            <text:p text:style-name="P1"><text:span text:style-name="T1">keybinding.xml</text:span></text:p>
          </draw:rect>
          <draw:rect draw:style-name="gr26" draw:text-style-name="P2" xml:id="id8" draw:id="id8" draw:layer="layout" svg:width="3.282cm" svg:height="1.138cm" svg:x="13.475cm" svg:y="9.677cm">
            <text:p text:style-name="P1"><text:span text:style-name="T1">Menu2.cfg</text:span></text:p>
          </draw:rect>
          <draw:rect draw:style-name="gr27" draw:text-style-name="P2" xml:id="id7" draw:id="id7" draw:layer="layout" svg:width="3.278cm" svg:height="1.14cm" svg:x="13.171cm" svg:y="8.079cm">
            <text:p text:style-name="P1"><text:span text:style-name="T1">Menu1.cfg</text:span></text:p>
          </draw:rect>
          <draw:rect draw:style-name="gr28" draw:text-style-name="P2" xml:id="id9" draw:id="id9" draw:layer="layout" svg:width="3.28cm" svg:height="1.138cm" svg:x="13.649cm" svg:y="11.342cm">
            <text:p text:style-name="P1"><text:span text:style-name="T1">Menu3.cfg</text:span></text:p>
          </draw:rect>
          <draw:rect draw:style-name="gr29" draw:text-style-name="P2" xml:id="id10" draw:id="id10" draw:layer="layout" svg:width="3.28cm" svg:height="1.14cm" svg:x="13.82cm" svg:y="13.093cm">
            <text:p text:style-name="P1"><text:span text:style-name="T1">Menu4.cfg</text:span></text:p>
          </draw:rect>
          <draw:rect draw:style-name="gr30" draw:text-style-name="P6" xml:id="id11" draw:id="id11" draw:layer="layout" svg:width="3.626cm" svg:height="1.752cm" svg:x="18.3cm" svg:y="5.1cm">
            <text:p text:style-name="P1"><text:span text:style-name="T3">Jeu</text:span></text:p>
            <text:p text:style-name="P1"><text:span text:style-name="T3">Starcitizen</text:span></text:p>
          </draw:rect>
          <draw:rect draw:style-name="gr30" draw:text-style-name="P6" xml:id="id6" draw:id="id6" draw:layer="layout" svg:width="2.673cm" svg:height="1.754cm" svg:x="14.627cm" svg:y="3.4cm">
            <draw:glue-point draw:id="4" svg:x="-5cm" svg:y="-2.5cm"/>
            <draw:glue-point draw:id="5" svg:x="-5cm" svg:y="2.5cm"/>
            <draw:glue-point draw:id="6" svg:x="2.484cm" svg:y="5.005cm"/>
            <text:p text:style-name="P1"><text:span text:style-name="T3">JoyToKey</text:span></text:p>
          </draw:rect>
          <draw:connector draw:style-name="gr31" draw:text-style-name="P2" draw:layer="layout" draw:type="line" svg:x1="15.963cm" svg:y1="5.154cm" svg:x2="16.449cm" svg:y2="8.649cm" draw:start-shape="id6" draw:start-glue-point="2" draw:end-shape="id7" draw:end-glue-point="1" svg:d="M15963 5154l486 3495">
            <text:p/>
          </draw:connector>
          <draw:connector draw:style-name="gr32" draw:text-style-name="P2" draw:layer="layout" draw:type="line" svg:x1="15.963cm" svg:y1="5.154cm" svg:x2="16.757cm" svg:y2="10.246cm" draw:start-shape="id6" draw:start-glue-point="2" draw:end-shape="id8" draw:end-glue-point="1" svg:d="M15963 5154l794 5092">
            <text:p/>
          </draw:connector>
          <draw:connector draw:style-name="gr33" draw:text-style-name="P2" draw:layer="layout" draw:type="line" svg:x1="15.963cm" svg:y1="5.154cm" svg:x2="16.929cm" svg:y2="11.911cm" draw:start-shape="id6" draw:start-glue-point="2" draw:end-shape="id9" draw:end-glue-point="1" svg:d="M15963 5154l966 6757">
            <text:p/>
          </draw:connector>
          <draw:connector draw:style-name="gr34" draw:text-style-name="P2" draw:layer="layout" draw:type="line" svg:x1="15.963cm" svg:y1="5.154cm" svg:x2="17.1cm" svg:y2="13.663cm" draw:start-shape="id6" draw:start-glue-point="2" draw:end-shape="id10" draw:end-glue-point="1" svg:d="M15963 5154l1137 8509">
            <text:p/>
          </draw:connector>
          <draw:connector draw:style-name="gr35" draw:text-style-name="P2" draw:layer="layout" draw:type="line" svg:x1="20.113cm" svg:y1="6.852cm" svg:x2="19.5cm" svg:y2="15.3cm" draw:start-shape="id11" draw:start-glue-point="2" draw:end-shape="id12" draw:end-glue-point="0" svg:d="M20113 6852l-613 8448">
            <text:p/>
          </draw:connector>
          <draw:connector draw:style-name="gr36" draw:text-style-name="P2" draw:layer="layout" draw:type="line" svg:x1="13.171cm" svg:y1="8.649cm" svg:x2="10.97cm" svg:y2="11.272cm" draw:start-shape="id7" draw:start-glue-point="3" draw:end-shape="id5" draw:end-glue-point="6" svg:d="M13171 8649l-2201 2623">
            <text:p/>
          </draw:connector>
          <draw:connector draw:style-name="gr37" draw:text-style-name="P2" draw:layer="layout" draw:type="line" svg:x1="13.475cm" svg:y1="10.246cm" svg:x2="10.97cm" svg:y2="11.272cm" draw:start-shape="id8" draw:start-glue-point="3" draw:end-shape="id5" draw:end-glue-point="6" svg:d="M13475 10246l-2505 1026">
            <text:p/>
          </draw:connector>
          <draw:connector draw:style-name="gr38" draw:text-style-name="P2" draw:layer="layout" draw:type="line" svg:x1="13.649cm" svg:y1="11.911cm" svg:x2="10.97cm" svg:y2="11.272cm" draw:start-shape="id9" draw:start-glue-point="3" draw:end-shape="id5" draw:end-glue-point="6" svg:d="M13649 11911l-2679-639">
            <text:p/>
          </draw:connector>
          <draw:connector draw:style-name="gr39" draw:text-style-name="P2" draw:layer="layout" draw:type="line" svg:x1="13.82cm" svg:y1="13.663cm" svg:x2="10.97cm" svg:y2="11.272cm" draw:start-shape="id10" draw:start-glue-point="3" draw:end-shape="id5" draw:end-glue-point="6" svg:d="M13820 13663l-2850-2391">
            <text:p/>
          </draw:connector>
          <draw:connector draw:style-name="gr40" draw:text-style-name="P2" draw:layer="layout" draw:type="line" svg:x1="17.1cm" svg:y1="16.045cm" svg:x2="10.97cm" svg:y2="16.089cm" draw:start-shape="id12" draw:start-glue-point="3" draw:end-shape="id5" draw:end-glue-point="9" svg:d="M17100 16045l-6130 44">
            <text:p/>
          </draw:connector>
          <draw:connector draw:style-name="gr41" draw:text-style-name="P2" draw:layer="layout" draw:type="lines" svg:x1="10.665cm" svg:y1="7.075cm" svg:x2="14.627cm" svg:y2="3.839cm" draw:start-shape="id2" draw:start-glue-point="1" draw:end-shape="id6" draw:end-glue-point="4" svg:d="M10665 7075h501l2946-3236h515">
            <text:p/>
          </draw:connector>
          <draw:connector draw:style-name="gr42" draw:text-style-name="P2" draw:layer="layout" draw:type="lines" svg:x1="10.665cm" svg:y1="7.075cm" svg:x2="18.3cm" svg:y2="5.976cm" draw:start-shape="id2" draw:start-glue-point="1" draw:end-shape="id11" svg:d="M10665 7075h501l6633-1099h501">
            <text:p/>
          </draw:connector>
          <draw:connector draw:style-name="gr43" draw:text-style-name="P2" draw:layer="layout" draw:type="lines" svg:x1="25.346cm" svg:y1="9.831cm" svg:x2="21.926cm" svg:y2="5.976cm" draw:start-shape="id13" draw:start-glue-point="0" draw:end-shape="id11" svg:d="M25346 9831v-501l-2919-3354h-501">
            <text:p/>
          </draw:connector>
          <draw:connector draw:style-name="gr44" draw:text-style-name="P2" draw:layer="layout" draw:type="lines" svg:x1="23.3cm" svg:y1="14.267cm" svg:x2="10.97cm" svg:y2="14.862cm" draw:start-shape="id14" draw:start-glue-point="3" draw:end-shape="id5" draw:end-glue-point="8" svg:d="M23300 14267h-501l-11328 595h-501">
            <text:p/>
          </draw:connector>
          <draw:g>
            <draw:ellipse draw:style-name="gr45" draw:text-style-name="P2" draw:layer="layout" svg:width="0.562cm" svg:height="0.312cm" svg:x="24.966cm" svg:y="15.6cm">
              <text:p/>
            </draw:ellipse>
            <draw:line draw:style-name="gr46" draw:text-style-name="P2" draw:layer="layout" svg:x1="25.245cm" svg:y1="15.942cm" svg:x2="25.245cm" svg:y2="16.625cm">
              <text:p/>
            </draw:line>
            <draw:line draw:style-name="gr47" draw:text-style-name="P2" draw:layer="layout" svg:x1="25.246cm" svg:y1="16.626cm" svg:x2="24.741cm" svg:y2="17.091cm">
              <text:p/>
            </draw:line>
            <draw:line draw:style-name="gr48" draw:text-style-name="P2" draw:layer="layout" svg:x1="25.245cm" svg:y1="16.626cm" svg:x2="25.694cm" svg:y2="17.091cm">
              <text:p/>
            </draw:line>
            <draw:line draw:style-name="gr49" draw:text-style-name="P2" draw:layer="layout" svg:x1="24.684cm" svg:y1="16.191cm" svg:x2="25.806cm" svg:y2="16.191cm">
              <text:p/>
            </draw:line>
          </draw:g>
          <draw:rect draw:style-name="gr50" draw:text-style-name="P2" xml:id="id15" draw:id="id15" draw:layer="layout" svg:width="2.333cm" svg:height="1.401cm" svg:x="24.167cm" svg:y="17.004cm">
            <text:p text:style-name="P1"><text:span text:style-name="T1">Joueur</text:span></text:p>
            <text:p text:style-name="P1"><text:span text:style-name="T1">joystick</text:span></text:p>
          </draw:rect>
          <draw:connector draw:style-name="gr51" draw:text-style-name="P2" draw:layer="layout" draw:type="lines" draw:line-skew="-7.699cm" svg:x1="24.167cm" svg:y1="17.704cm" svg:x2="10.97cm" svg:y2="14.862cm" draw:start-shape="id15" draw:start-glue-point="3" draw:end-shape="id5" draw:end-glue-point="8" svg:d="M24167 17704h-8200l-4496-2842h-501">
            <text:p/>
          </draw:connector>
          <draw:connector draw:style-name="gr52" draw:text-style-name="P3" draw:layer="layout" draw:type="lines" svg:x1="24.167cm" svg:y1="17.704cm" svg:x2="16.626cm" svg:y2="5.154cm" draw:start-shape="id15" draw:end-shape="id6" draw:end-glue-point="6" svg:d="M24167 17704h-501l-7040-12049v-501">
            <text:p/>
          </draw:connector>
          <draw:connector draw:style-name="gr52" draw:text-style-name="P3" draw:layer="layout" draw:type="lines" svg:x1="23.3cm" svg:y1="14.267cm" svg:x2="16.626cm" svg:y2="5.154cm" draw:start-shape="id14" draw:start-glue-point="3" draw:end-shape="id6" draw:end-glue-point="6" svg:d="M23300 14267h-501l-6173-8612v-501">
            <text:p/>
          </draw:connector>
        </draw:g>
      </draw:page>
      <draw:page draw:name="page2" draw:style-name="dp1" draw:master-page-name="Default">
        <draw:rect draw:style-name="gr53" draw:text-style-name="P6" draw:layer="layout" svg:width="6.106cm" svg:height="8.508cm" svg:x="2.478cm" svg:y="6.174cm">
          <text:p text:style-name="P1"><text:span text:style-name="T3">Acteurs principaux</text:span></text:p>
          <text:p text:style-name="P1"><text:span text:style-name="T3">(temps réél)</text:span></text:p>
        </draw:rect>
        <draw:rect draw:style-name="gr54" draw:text-style-name="P6" draw:layer="layout" svg:width="6.215cm" svg:height="9.526cm" svg:x="21.985cm" svg:y="6.174cm">
          <text:p text:style-name="P1"><text:span text:style-name="T3">Acteurs secondaires</text:span></text:p>
          <text:p text:style-name="P1"><text:span text:style-name="T3">(prédéterminé)</text:span></text:p>
        </draw:rect>
        <draw:g>
          <draw:ellipse draw:style-name="gr55" draw:text-style-name="P2" draw:layer="layout" svg:width="0.484cm" svg:height="0.362cm" svg:x="5.393cm" svg:y="7.785cm">
            <text:p/>
          </draw:ellipse>
          <draw:line draw:style-name="gr56" draw:text-style-name="P2" draw:layer="layout" svg:x1="5.634cm" svg:y1="8.181cm" svg:x2="5.634cm" svg:y2="8.974cm">
            <text:p/>
          </draw:line>
          <draw:line draw:style-name="gr57" draw:text-style-name="P2" draw:layer="layout" svg:x1="5.635cm" svg:y1="8.973cm" svg:x2="5.2cm" svg:y2="9.513cm">
            <text:p/>
          </draw:line>
          <draw:line draw:style-name="gr58" draw:text-style-name="P2" draw:layer="layout" svg:x1="5.634cm" svg:y1="8.973cm" svg:x2="6.02cm" svg:y2="9.513cm">
            <text:p/>
          </draw:line>
          <draw:line draw:style-name="gr59" draw:text-style-name="P2" draw:layer="layout" svg:x1="5.151cm" svg:y1="8.469cm" svg:x2="6.117cm" svg:y2="8.469cm">
            <text:p/>
          </draw:line>
        </draw:g>
        <draw:rect draw:style-name="gr60" draw:text-style-name="P7" xml:id="id17" draw:id="id17" draw:layer="layout" svg:width="3.712cm" svg:height="1.317cm" svg:x="3.762cm" svg:y="9.514cm">
          <text:p text:style-name="P1"><text:span text:style-name="T5">Joueur</text:span></text:p>
          <text:p text:style-name="P1"><text:span text:style-name="T5">Clavier/souris</text:span></text:p>
        </draw:rect>
        <draw:g>
          <draw:ellipse draw:style-name="gr61" draw:text-style-name="P2" draw:layer="layout" svg:width="0.486cm" svg:height="0.362cm" svg:x="5.54cm" svg:y="11.145cm">
            <text:p/>
          </draw:ellipse>
          <draw:line draw:style-name="gr62" draw:text-style-name="P2" draw:layer="layout" svg:x1="5.78cm" svg:y1="11.542cm" svg:x2="5.78cm" svg:y2="12.335cm">
            <text:p/>
          </draw:line>
          <draw:line draw:style-name="gr63" draw:text-style-name="P2" draw:layer="layout" svg:x1="5.781cm" svg:y1="12.335cm" svg:x2="5.346cm" svg:y2="12.875cm">
            <text:p/>
          </draw:line>
          <draw:line draw:style-name="gr64" draw:text-style-name="P2" draw:layer="layout" svg:x1="5.78cm" svg:y1="12.335cm" svg:x2="6.166cm" svg:y2="12.875cm">
            <text:p/>
          </draw:line>
          <draw:line draw:style-name="gr65" draw:text-style-name="P2" draw:layer="layout" svg:x1="5.297cm" svg:y1="11.831cm" svg:x2="6.263cm" svg:y2="11.831cm">
            <text:p/>
          </draw:line>
        </draw:g>
        <draw:rect draw:style-name="gr66" draw:text-style-name="P7" xml:id="id19" draw:id="id19" draw:layer="layout" svg:width="2.01cm" svg:height="1.107cm" svg:x="4.852cm" svg:y="12.807cm">
          <text:p text:style-name="P1"><text:span text:style-name="T5">Joueur</text:span></text:p>
          <text:p text:style-name="P1"><text:span text:style-name="T5">joystick</text:span></text:p>
        </draw:rect>
        <draw:rect draw:style-name="gr67" draw:text-style-name="P2" draw:layer="layout" svg:width="7.204cm" svg:height="17cm" svg:x="12.221cm" svg:y="1.8cm">
          <draw:glue-point draw:id="4" svg:x="-2.525cm" svg:y="-5.001cm"/>
          <draw:glue-point draw:id="5" svg:x="2.525cm" svg:y="-5cm"/>
          <draw:glue-point draw:id="6" svg:x="5cm" svg:y="-2.826cm"/>
          <draw:glue-point draw:id="7" svg:x="5cm" svg:y="-1.304cm"/>
          <draw:glue-point draw:id="8" svg:x="5cm" svg:y="1.63cm"/>
          <draw:glue-point draw:id="9" svg:x="5cm" svg:y="3.152cm"/>
          <draw:glue-point draw:id="10" svg:x="-4.916cm" svg:y="-3.808cm"/>
          <draw:glue-point draw:id="11" svg:x="-4.916cm" svg:y="-2.196cm"/>
          <draw:glue-point draw:id="12" svg:x="-4.916cm" svg:y="-1.079cm"/>
          <draw:glue-point draw:id="13" svg:x="-4.916cm" svg:y="1.526cm"/>
          <draw:glue-point draw:id="14" svg:x="-4.916cm" svg:y="2.642cm"/>
          <draw:glue-point draw:id="15" svg:x="-4.916cm" svg:y="3.883cm"/>
          <text:p text:style-name="P1"><text:span text:style-name="T3">Application à développer</text:span></text:p>
        </draw:rect>
        <draw:rect draw:style-name="gr68" draw:text-style-name="P8" xml:id="id16" draw:id="id16" draw:layer="layout" svg:width="3.121cm" svg:height="1.385cm" svg:x="23.479cm" svg:y="9.787cm">
          <text:p text:style-name="P1"><text:span text:style-name="T6">Jeu</text:span></text:p>
          <text:p text:style-name="P1"><text:span text:style-name="T6">Starcitizen</text:span></text:p>
        </draw:rect>
        <draw:rect draw:style-name="gr69" draw:text-style-name="P8" xml:id="id21" draw:id="id21" draw:layer="layout" svg:width="2.301cm" svg:height="0.886cm" svg:x="24.199cm" svg:y="13.514cm">
          <draw:glue-point draw:id="4" svg:x="-5cm" svg:y="-2.5cm"/>
          <draw:glue-point draw:id="5" svg:x="-5cm" svg:y="2.5cm"/>
          <draw:glue-point draw:id="6" svg:x="2.484cm" svg:y="5.005cm"/>
          <text:p text:style-name="P1"><text:span text:style-name="T6">JoyToKey</text:span></text:p>
        </draw:rect>
        <draw:g>
          <draw:g>
            <draw:ellipse draw:style-name="gr70" draw:text-style-name="P2" draw:layer="layout" svg:width="0.486cm" svg:height="0.361cm" svg:x="24.648cm" svg:y="8.1cm">
              <text:p/>
            </draw:ellipse>
            <draw:line draw:style-name="gr71" draw:text-style-name="P2" draw:layer="layout" svg:x1="24.889cm" svg:y1="8.495cm" svg:x2="24.889cm" svg:y2="9.288cm">
              <text:p/>
            </draw:line>
            <draw:line draw:style-name="gr72" draw:text-style-name="P2" draw:layer="layout" svg:x1="24.89cm" svg:y1="9.288cm" svg:x2="24.455cm" svg:y2="9.828cm">
              <text:p/>
            </draw:line>
            <draw:line draw:style-name="gr73" draw:text-style-name="P2" draw:layer="layout" svg:x1="24.889cm" svg:y1="9.288cm" svg:x2="25.275cm" svg:y2="9.828cm">
              <text:p/>
            </draw:line>
            <draw:line draw:style-name="gr74" draw:text-style-name="P2" draw:layer="layout" svg:x1="24.406cm" svg:y1="8.783cm" svg:x2="25.372cm" svg:y2="8.783cm">
              <text:p/>
            </draw:line>
          </draw:g>
          <draw:line draw:style-name="gr75" draw:text-style-name="P2" draw:layer="layout" svg:x1="24.578cm" svg:y1="8.17cm" svg:x2="25.18cm" svg:y2="8.17cm">
            <text:p/>
          </draw:line>
        </draw:g>
        <draw:g>
          <draw:g>
            <draw:ellipse draw:style-name="gr76" draw:text-style-name="P2" draw:layer="layout" svg:width="0.484cm" svg:height="0.362cm" svg:x="25.044cm" svg:y="11.856cm">
              <text:p/>
            </draw:ellipse>
            <draw:line draw:style-name="gr77" draw:text-style-name="P2" draw:layer="layout" svg:x1="25.284cm" svg:y1="12.251cm" svg:x2="25.284cm" svg:y2="13.044cm">
              <text:p/>
            </draw:line>
            <draw:line draw:style-name="gr78" draw:text-style-name="P2" draw:layer="layout" svg:x1="25.285cm" svg:y1="13.044cm" svg:x2="24.85cm" svg:y2="13.584cm">
              <text:p/>
            </draw:line>
            <draw:line draw:style-name="gr79" draw:text-style-name="P2" draw:layer="layout" svg:x1="25.284cm" svg:y1="13.044cm" svg:x2="25.67cm" svg:y2="13.584cm">
              <text:p/>
            </draw:line>
            <draw:line draw:style-name="gr80" draw:text-style-name="P2" draw:layer="layout" svg:x1="24.801cm" svg:y1="12.539cm" svg:x2="25.767cm" svg:y2="12.539cm">
              <text:p/>
            </draw:line>
          </draw:g>
          <draw:line draw:style-name="gr81" draw:text-style-name="P2" draw:layer="layout" svg:x1="24.973cm" svg:y1="11.926cm" svg:x2="25.575cm" svg:y2="11.926cm">
            <text:p/>
          </draw:line>
        </draw:g>
        <draw:connector draw:style-name="gr82" draw:text-style-name="P2" draw:layer="layout" svg:x1="26.6cm" svg:y1="10.479cm" svg:x2="26.6cm" svg:y2="10.479cm" draw:start-shape="id16" draw:start-glue-point="1" draw:end-shape="id16" svg:d="M26600 10479z">
          <text:p/>
        </draw:connector>
        <draw:ellipse draw:style-name="gr83" draw:text-style-name="P9" xml:id="id18" draw:id="id18" draw:layer="layout" svg:width="5.077cm" svg:height="1.422cm" svg:x="13.401cm" svg:y="6.331cm">
          <text:p text:style-name="P1"><text:span text:style-name="T7">Visualise </text:span></text:p>
          <text:p text:style-name="P1"><text:span text:style-name="T7">les fonctions du </text:span></text:p>
          <text:p text:style-name="P1"><text:span text:style-name="T7">clavier/souris</text:span></text:p>
        </draw:ellipse>
        <draw:ellipse draw:style-name="gr84" draw:text-style-name="P9" xml:id="id20" draw:id="id20" draw:layer="layout" svg:width="5.077cm" svg:height="1.887cm" svg:x="13.401cm" svg:y="13.913cm">
          <text:p text:style-name="P1"><text:span text:style-name="T7">Visualise</text:span></text:p>
          <text:p text:style-name="P1"><text:span text:style-name="T7">Les menus et </text:span></text:p>
          <text:p text:style-name="P1"><text:span text:style-name="T7">les fonctions du </text:span></text:p>
          <text:p text:style-name="P1"><text:span text:style-name="T7">Joystick</text:span></text:p>
        </draw:ellipse>
        <draw:ellipse draw:style-name="gr85" draw:text-style-name="P9" xml:id="id23" draw:id="id23" draw:layer="layout" svg:width="5.077cm" svg:height="1.422cm" svg:x="13.142cm" svg:y="3.567cm">
          <text:p text:style-name="P1"><text:span text:style-name="T7">Détermine</text:span></text:p>
          <text:p text:style-name="P1"><text:span text:style-name="T7">les fonctions du </text:span></text:p>
          <text:p text:style-name="P1"><text:span text:style-name="T7">clavier/souris</text:span></text:p>
        </draw:ellipse>
        <draw:ellipse draw:style-name="gr86" draw:text-style-name="P9" xml:id="id22" draw:id="id22" draw:layer="layout" svg:width="5.077cm" svg:height="1.264cm" svg:x="13.401cm" svg:y="11.15cm">
          <text:p text:style-name="P1"><text:span text:style-name="T7">Détermine</text:span></text:p>
          <text:p text:style-name="P1"><text:span text:style-name="T7">les fonctions du </text:span></text:p>
          <text:p text:style-name="P1"><text:span text:style-name="T7">joystick</text:span></text:p>
        </draw:ellipse>
        <draw:connector draw:style-name="gr87" draw:text-style-name="P2" draw:layer="layout" draw:type="lines" svg:x1="7.474cm" svg:y1="10.172cm" svg:x2="13.401cm" svg:y2="7.042cm" draw:start-shape="id17" draw:start-glue-point="1" draw:end-shape="id18" draw:end-glue-point="3" svg:d="M7474 10172h501l4925-3130h501">
          <text:p/>
        </draw:connector>
        <draw:connector draw:style-name="gr88" draw:text-style-name="P2" draw:layer="layout" draw:type="lines" svg:x1="6.862cm" svg:y1="13.36cm" svg:x2="13.401cm" svg:y2="14.856cm" draw:start-shape="id19" draw:start-glue-point="1" draw:end-shape="id20" svg:d="M6862 13360h501l5537 1496h501">
          <text:p/>
        </draw:connector>
        <draw:connector draw:style-name="gr89" draw:text-style-name="P2" draw:layer="layout" draw:type="lines" svg:x1="24.199cm" svg:y1="14.178cm" svg:x2="18.478cm" svg:y2="11.782cm" draw:start-shape="id21" draw:start-glue-point="5" draw:end-shape="id22" draw:end-glue-point="1" svg:d="M24199 14178h-501l-4719-2396h-501">
          <text:p/>
        </draw:connector>
        <draw:connector draw:style-name="gr90" draw:text-style-name="P2" draw:layer="layout" draw:type="lines" svg:x1="23.479cm" svg:y1="10.479cm" svg:x2="18.219cm" svg:y2="4.278cm" draw:start-shape="id16" draw:start-glue-point="3" draw:end-shape="id23" draw:end-glue-point="1" svg:d="M23479 10479h-501l-4258-6201h-501">
          <text:p/>
        </draw:connector>
        <draw:ellipse draw:style-name="gr91" draw:text-style-name="P9" xml:id="id24" draw:id="id24" draw:layer="layout" svg:width="5.079cm" svg:height="1.107cm" svg:x="13.315cm" svg:y="5.148cm">
          <text:p text:style-name="P1"><text:span text:style-name="T7">Caractérise le clavier</text:span></text:p>
          <text:p text:style-name="P1"><text:span text:style-name="T7">(azerty ou qwerty)</text:span></text:p>
        </draw:ellipse>
        <draw:connector draw:style-name="gr92" draw:text-style-name="P2" draw:layer="layout" draw:type="lines" svg:x1="7.474cm" svg:y1="10.172cm" svg:x2="13.315cm" svg:y2="5.701cm" draw:start-shape="id17" draw:start-glue-point="1" draw:end-shape="id24" draw:end-glue-point="3" svg:d="M7474 10172h501l4839-4471h501">
          <text:p/>
        </draw:connector>
        <draw:ellipse draw:style-name="gr93" draw:text-style-name="P9" xml:id="id25" draw:id="id25" draw:layer="layout" svg:width="5.079cm" svg:height="1.265cm" svg:x="13.486cm" svg:y="12.491cm">
          <text:p text:style-name="P1"><text:span text:style-name="T7">Caractérise le joystick</text:span></text:p>
          <text:p text:style-name="P1"><text:span text:style-name="T7">(Tflight ou X56 ou T16000)</text:span></text:p>
        </draw:ellipse>
        <draw:connector draw:style-name="gr94" draw:text-style-name="P2" draw:layer="layout" draw:type="lines" svg:x1="6.862cm" svg:y1="13.36cm" svg:x2="13.486cm" svg:y2="13.123cm" draw:start-shape="id19" draw:end-shape="id25" draw:end-glue-point="3" svg:d="M6862 13360h501l5622-237h501">
          <text:p/>
        </draw:connector>
        <draw:ellipse draw:style-name="gr95" draw:text-style-name="P9" xml:id="id26" draw:id="id26" draw:layer="layout" svg:width="5.079cm" svg:height="1.895cm" svg:x="13.573cm" svg:y="7.833cm">
          <text:p text:style-name="P1"><text:span text:style-name="T7">Visualise en</text:span></text:p>
          <text:p text:style-name="P1"><text:span text:style-name="T7">temps réél</text:span></text:p>
          <text:p text:style-name="P1"><text:span text:style-name="T7">La touche appuyée du </text:span></text:p>
          <text:p text:style-name="P1"><text:span text:style-name="T7">clavier/souris</text:span></text:p>
        </draw:ellipse>
        <draw:connector draw:style-name="gr96" draw:text-style-name="P2" draw:layer="layout" draw:type="lines" svg:x1="7.473cm" svg:y1="10.171cm" svg:x2="13.573cm" svg:y2="8.78cm" draw:end-shape="id26" draw:end-glue-point="3" svg:d="M7473 10171l5599-1391h501">
          <text:p/>
        </draw:connector>
        <draw:ellipse draw:style-name="gr97" draw:text-style-name="P9" xml:id="id27" draw:id="id27" draw:layer="layout" svg:width="5.077cm" svg:height="1.895cm" svg:x="13.423cm" svg:y="16.305cm">
          <text:p text:style-name="P1"><text:span text:style-name="T7">Visualise en</text:span></text:p>
          <text:p text:style-name="P1"><text:span text:style-name="T7">temps réél</text:span></text:p>
          <text:p text:style-name="P1"><text:span text:style-name="T7">Le bouton appuyé sur</text:span></text:p>
          <text:p text:style-name="P1"><text:span text:style-name="T7">Le joystick</text:span></text:p>
        </draw:ellipse>
        <draw:connector draw:style-name="gr98" draw:text-style-name="P2" draw:layer="layout" draw:type="lines" svg:x1="6.862cm" svg:y1="13.36cm" svg:x2="13.423cm" svg:y2="17.252cm" draw:start-shape="id19" draw:start-glue-point="1" draw:end-shape="id27" draw:end-glue-point="3" svg:d="M6862 13360h501l5559 3892h501">
          <text:p/>
        </draw:connector>
      </draw:page>
      <draw:page draw:name="page3" draw:style-name="dp1" draw:master-page-name="Default">
        <draw:rect draw:style-name="gr99" draw:text-style-name="P3" draw:layer="layout" svg:width="11.068cm" svg:height="12cm" svg:x="1.8cm" svg:y="3.2cm">
          <text:p/>
        </draw:rect>
        <draw:g xml:id="id29" draw:id="id29">
          <draw:rect draw:style-name="gr100" draw:text-style-name="P10" draw:layer="layout" svg:width="7.574cm" svg:height="0.886cm" svg:x="3.713cm" svg:y="3.913cm">
            <text:p text:style-name="P10"><text:span text:style-name="T8">Gestion Entrées souris/clavier</text:span></text:p>
          </draw:rect>
          <draw:rect draw:style-name="gr101" draw:text-style-name="P3" draw:layer="layout" svg:width="1.695cm" svg:height="0.341cm" svg:x="3.713cm" svg:y="3.572cm">
            <text:p/>
          </draw:rect>
        </draw:g>
        <draw:g xml:id="id31" draw:id="id31">
          <draw:rect draw:style-name="gr100" draw:text-style-name="P10" draw:layer="layout" svg:width="7.574cm" svg:height="0.886cm" svg:x="3.6cm" svg:y="5.48cm">
            <text:p text:style-name="P10"><text:span text:style-name="T8">Gestion Entrées Joystick</text:span></text:p>
          </draw:rect>
          <draw:rect draw:style-name="gr101" draw:text-style-name="P3" draw:layer="layout" svg:width="1.695cm" svg:height="0.34cm" svg:x="3.6cm" svg:y="5.14cm">
            <text:p/>
          </draw:rect>
        </draw:g>
        <draw:g xml:id="id33" draw:id="id33">
          <draw:glue-point draw:id="4" svg:x="5cm" svg:y="2.777cm"/>
          <draw:rect draw:style-name="gr100" draw:text-style-name="P10" draw:layer="layout" svg:width="7.574cm" svg:height="0.886cm" svg:x="3.526cm" svg:y="8.941cm">
            <text:p text:style-name="P10"><text:span text:style-name="T8">Gestion Entrées écran</text:span></text:p>
          </draw:rect>
          <draw:rect draw:style-name="gr101" draw:text-style-name="P3" draw:layer="layout" svg:width="1.695cm" svg:height="0.341cm" svg:x="3.526cm" svg:y="8.6cm">
            <text:p/>
          </draw:rect>
        </draw:g>
        <draw:g xml:id="id35" draw:id="id35">
          <draw:glue-point draw:id="4" svg:x="5.001cm" svg:y="2.777cm"/>
          <draw:rect draw:style-name="gr100" draw:text-style-name="P10" draw:layer="layout" svg:width="7.574cm" svg:height="0.886cm" svg:x="3.526cm" svg:y="10.577cm">
            <text:p text:style-name="P10"><text:span text:style-name="T8">Gestion Affichage</text:span></text:p>
          </draw:rect>
          <draw:rect draw:style-name="gr101" draw:text-style-name="P3" draw:layer="layout" svg:width="1.695cm" svg:height="0.341cm" svg:x="3.526cm" svg:y="10.236cm">
            <text:p/>
          </draw:rect>
        </draw:g>
        <draw:rect draw:style-name="gr3" draw:text-style-name="P4" draw:layer="layout" svg:width="5.095cm" svg:height="13.689cm" draw:transform="skewX (0.0167551608191424) rotate (0.0167551608191424) translate (19.105cm 1.809cm)">
          <text:p text:style-name="P3"><text:span text:style-name="T2">Acteurs</text:span></text:p>
        </draw:rect>
        <draw:g>
          <draw:ellipse draw:style-name="gr11" draw:text-style-name="P2" draw:layer="layout" svg:width="0.494cm" svg:height="0.312cm" svg:x="21.725cm" svg:y="8.275cm">
            <text:p/>
          </draw:ellipse>
          <draw:line draw:style-name="gr12" draw:text-style-name="P2" draw:layer="layout" svg:x1="21.971cm" svg:y1="8.616cm" svg:x2="21.971cm" svg:y2="9.3cm">
            <text:p/>
          </draw:line>
          <draw:line draw:style-name="gr13" draw:text-style-name="P2" draw:layer="layout" svg:x1="21.972cm" svg:y1="9.301cm" svg:x2="21.528cm" svg:y2="9.767cm">
            <text:p/>
          </draw:line>
          <draw:line draw:style-name="gr14" draw:text-style-name="P2" draw:layer="layout" svg:x1="21.971cm" svg:y1="9.301cm" svg:x2="22.365cm" svg:y2="9.767cm">
            <text:p/>
          </draw:line>
          <draw:line draw:style-name="gr15" draw:text-style-name="P2" draw:layer="layout" svg:x1="21.478cm" svg:y1="8.865cm" svg:x2="22.464cm" svg:y2="8.865cm">
            <text:p/>
          </draw:line>
        </draw:g>
        <draw:rect draw:style-name="gr16" draw:text-style-name="P12" xml:id="id32" draw:id="id32" draw:layer="layout" svg:width="3.789cm" svg:height="1.136cm" svg:x="20.247cm" svg:y="9.729cm">
          <draw:glue-point draw:id="4" svg:x="-4.998cm" svg:y="-2.202cm"/>
          <draw:glue-point draw:id="5" svg:x="-5.001cm" svg:y="2.599cm"/>
          <text:p text:style-name="P11"><text:span text:style-name="T9">Joueur</text:span></text:p>
          <text:p text:style-name="P11"><text:span text:style-name="T9">Clavier/souris</text:span></text:p>
        </draw:rect>
        <draw:g>
          <draw:ellipse draw:style-name="gr45" draw:text-style-name="P2" draw:layer="layout" svg:width="0.493cm" svg:height="0.313cm" svg:x="21.153cm" svg:y="11.9cm">
            <text:p/>
          </draw:ellipse>
          <draw:line draw:style-name="gr46" draw:text-style-name="P2" draw:layer="layout" svg:x1="21.398cm" svg:y1="12.243cm" svg:x2="21.398cm" svg:y2="12.927cm">
            <text:p/>
          </draw:line>
          <draw:line draw:style-name="gr47" draw:text-style-name="P2" draw:layer="layout" svg:x1="21.399cm" svg:y1="12.928cm" svg:x2="20.955cm" svg:y2="13.394cm">
            <text:p/>
          </draw:line>
          <draw:line draw:style-name="gr48" draw:text-style-name="P2" draw:layer="layout" svg:x1="21.398cm" svg:y1="12.928cm" svg:x2="21.792cm" svg:y2="13.394cm">
            <text:p/>
          </draw:line>
          <draw:line draw:style-name="gr49" draw:text-style-name="P2" draw:layer="layout" svg:x1="20.905cm" svg:y1="12.492cm" svg:x2="21.891cm" svg:y2="12.492cm">
            <text:p/>
          </draw:line>
        </draw:g>
        <draw:rect draw:style-name="gr50" draw:text-style-name="P12" xml:id="id34" draw:id="id34" draw:layer="layout" svg:width="2.049cm" svg:height="0.955cm" svg:x="20.451cm" svg:y="13.334cm">
          <draw:glue-point draw:id="4" svg:x="-4.997cm" svg:y="-2.883cm"/>
          <draw:glue-point draw:id="5" svg:x="-4.997cm" svg:y="2.826cm"/>
          <text:p text:style-name="P11"><text:span text:style-name="T9">Joueur</text:span></text:p>
          <text:p text:style-name="P11"><text:span text:style-name="T9">joystick</text:span></text:p>
        </draw:rect>
        <draw:rect draw:style-name="gr68" draw:text-style-name="P13" xml:id="id28" draw:id="id28" draw:layer="layout" svg:width="2.742cm" svg:height="0.944cm" svg:x="20.404cm" svg:y="4.381cm">
          <text:p text:style-name="P11"><text:span text:style-name="T10">Jeu</text:span></text:p>
          <text:p text:style-name="P11"><text:span text:style-name="T10">Starcitizen</text:span></text:p>
        </draw:rect>
        <draw:rect draw:style-name="gr69" draw:text-style-name="P13" xml:id="id30" draw:id="id30" draw:layer="layout" svg:width="2.021cm" svg:height="0.604cm" svg:x="21.037cm" svg:y="6.921cm">
          <draw:glue-point draw:id="4" svg:x="-5cm" svg:y="-2.5cm"/>
          <draw:glue-point draw:id="5" svg:x="-5cm" svg:y="2.5cm"/>
          <draw:glue-point draw:id="6" svg:x="2.484cm" svg:y="5.005cm"/>
          <text:p text:style-name="P11"><text:span text:style-name="T10">JoyToKey</text:span></text:p>
        </draw:rect>
        <draw:g>
          <draw:g>
            <draw:ellipse draw:style-name="gr70" draw:text-style-name="P2" draw:layer="layout" svg:width="0.427cm" svg:height="0.246cm" svg:x="21.431cm" svg:y="3.231cm">
              <text:p/>
            </draw:ellipse>
            <draw:line draw:style-name="gr71" draw:text-style-name="P2" draw:layer="layout" svg:x1="21.643cm" svg:y1="3.501cm" svg:x2="21.643cm" svg:y2="4.041cm">
              <text:p/>
            </draw:line>
            <draw:line draw:style-name="gr72" draw:text-style-name="P2" draw:layer="layout" svg:x1="21.644cm" svg:y1="4.041cm" svg:x2="21.262cm" svg:y2="4.409cm">
              <text:p/>
            </draw:line>
            <draw:line draw:style-name="gr73" draw:text-style-name="P2" draw:layer="layout" svg:x1="21.643cm" svg:y1="4.041cm" svg:x2="21.982cm" svg:y2="4.409cm">
              <text:p/>
            </draw:line>
            <draw:line draw:style-name="gr74" draw:text-style-name="P2" draw:layer="layout" svg:x1="21.219cm" svg:y1="3.697cm" svg:x2="22.068cm" svg:y2="3.697cm">
              <text:p/>
            </draw:line>
          </draw:g>
          <draw:line draw:style-name="gr75" draw:text-style-name="P2" draw:layer="layout" svg:x1="21.37cm" svg:y1="3.279cm" svg:x2="21.899cm" svg:y2="3.279cm">
            <text:p/>
          </draw:line>
        </draw:g>
        <draw:g>
          <draw:g>
            <draw:ellipse draw:style-name="gr76" draw:text-style-name="P2" draw:layer="layout" svg:width="0.425cm" svg:height="0.247cm" svg:x="21.779cm" svg:y="5.791cm">
              <text:p/>
            </draw:ellipse>
            <draw:line draw:style-name="gr77" draw:text-style-name="P2" draw:layer="layout" svg:x1="21.99cm" svg:y1="6.06cm" svg:x2="21.99cm" svg:y2="6.6cm">
              <text:p/>
            </draw:line>
            <draw:line draw:style-name="gr78" draw:text-style-name="P2" draw:layer="layout" svg:x1="21.991cm" svg:y1="6.601cm" svg:x2="21.609cm" svg:y2="6.969cm">
              <text:p/>
            </draw:line>
            <draw:line draw:style-name="gr79" draw:text-style-name="P2" draw:layer="layout" svg:x1="21.99cm" svg:y1="6.601cm" svg:x2="22.329cm" svg:y2="6.969cm">
              <text:p/>
            </draw:line>
            <draw:line draw:style-name="gr80" draw:text-style-name="P2" draw:layer="layout" svg:x1="21.566cm" svg:y1="6.257cm" svg:x2="22.415cm" svg:y2="6.257cm">
              <text:p/>
            </draw:line>
          </draw:g>
          <draw:line draw:style-name="gr81" draw:text-style-name="P2" draw:layer="layout" svg:x1="21.717cm" svg:y1="5.839cm" svg:x2="22.246cm" svg:y2="5.839cm">
            <text:p/>
          </draw:line>
        </draw:g>
        <draw:connector draw:style-name="gr52" draw:text-style-name="P3" draw:layer="layout" svg:x1="20.404cm" svg:y1="4.853cm" svg:x2="11.287cm" svg:y2="4.185cm" draw:start-shape="id28" draw:start-glue-point="3" draw:end-shape="id29" svg:d="M20404 4853h-4558v-668h-4559">
          <text:p/>
        </draw:connector>
        <draw:connector draw:style-name="gr52" draw:text-style-name="P3" draw:layer="layout" svg:x1="21.037cm" svg:y1="7.072cm" svg:x2="11.174cm" svg:y2="5.753cm" draw:start-shape="id30" draw:start-glue-point="4" draw:end-shape="id31" draw:end-glue-point="1" svg:d="M21037 7072h-4931v-1319h-4932">
          <text:p/>
        </draw:connector>
        <draw:connector draw:style-name="gr52" draw:text-style-name="P3" draw:layer="layout" draw:line-skew="1.389cm" svg:x1="20.248cm" svg:y1="10.047cm" svg:x2="11.1cm" svg:y2="9.213cm" draw:start-shape="id32" draw:start-glue-point="4" draw:end-shape="id33" draw:end-glue-point="1" svg:d="M20248 10047h-3185v-834h-5963">
          <text:p/>
        </draw:connector>
        <draw:connector draw:style-name="gr52" draw:text-style-name="P3" draw:layer="layout" draw:line-skew="0.601cm" svg:x1="20.452cm" svg:y1="13.536cm" svg:x2="11.1cm" svg:y2="9.553cm" draw:start-shape="id34" draw:start-glue-point="4" draw:end-shape="id33" draw:end-glue-point="4" svg:d="M20452 13536h-4075v-3983h-5277">
          <text:p/>
        </draw:connector>
        <draw:connector draw:style-name="gr52" draw:text-style-name="P3" draw:layer="layout" svg:x1="11.1cm" svg:y1="10.849cm" svg:x2="20.247cm" svg:y2="10.592cm" draw:start-shape="id35" draw:start-glue-point="1" draw:end-shape="id32" draw:end-glue-point="5" svg:d="M11100 10849h4574v-257h4573">
          <text:p/>
        </draw:connector>
        <draw:connector draw:style-name="gr52" draw:text-style-name="P3" draw:layer="layout" svg:x1="11.1cm" svg:y1="10.849cm" svg:x2="11.1cm" svg:y2="10.849cm" draw:start-shape="id35" draw:end-shape="id35" svg:d="M11100 10849z">
          <text:p/>
        </draw:connector>
        <draw:connector draw:style-name="gr52" draw:text-style-name="P3" draw:layer="layout" draw:line-skew="-0.999cm" svg:x1="11.1cm" svg:y1="11.189cm" svg:x2="20.452cm" svg:y2="14.08cm" draw:start-shape="id35" draw:start-glue-point="4" draw:end-shape="id34" draw:end-glue-point="5" svg:d="M11100 11189h3677v2891h5675">
          <text:p/>
        </draw:connector>
        <draw:g xml:id="id36" draw:id="id36">
          <draw:glue-point draw:id="4" svg:x="5.001cm" svg:y="2.777cm"/>
          <draw:rect draw:style-name="gr100" draw:text-style-name="P10" draw:layer="layout" svg:width="7.574cm" svg:height="0.886cm" svg:x="3.3cm" svg:y="13.814cm">
            <text:p text:style-name="P10"><text:span text:style-name="T8">log4j</text:span></text:p>
          </draw:rect>
          <draw:rect draw:style-name="gr101" draw:text-style-name="P3" draw:layer="layout" svg:width="1.695cm" svg:height="0.341cm" svg:x="3.3cm" svg:y="13.473cm">
            <text:p/>
          </draw:rect>
        </draw:g>
        <draw:connector draw:style-name="gr52" draw:text-style-name="P3" draw:layer="layout" svg:x1="10.874cm" svg:y1="14.086cm" svg:x2="10.874cm" svg:y2="14.086cm" draw:start-shape="id36" draw:end-shape="id36" svg:d="M10874 14086z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06cm" draw:dots2="1" draw:dots2-length="0.006cm" draw:distance="0.006cm"/>
    <draw:stroke-dash draw:name="Dash_20_126" draw:display-name="Dash 126" draw:style="rect" draw:dots1="1" draw:dots1-length="0.006cm" draw:dots2="1" draw:dots2-length="0.006cm" draw:distance="0.006cm"/>
    <draw:stroke-dash draw:name="Dash_20_127" draw:display-name="Dash 127" draw:style="rect" draw:dots1="1" draw:dots1-length="0.006cm" draw:dots2="1" draw:dots2-length="0.006cm" draw:distance="0.006cm"/>
    <draw:stroke-dash draw:name="Dash_20_128" draw:display-name="Dash 128" draw:style="rect" draw:dots1="1" draw:dots1-length="0.006cm" draw:dots2="1" draw:dots2-length="0.006cm" draw:distance="0.006cm"/>
    <draw:stroke-dash draw:name="Dash_20_129" draw:display-name="Dash 129" draw:style="rect" draw:dots1="1" draw:dots1-length="0.006cm" draw:dots2="1" draw:dots2-length="0.006cm" draw:distance="0.006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06cm" draw:dots2="1" draw:dots2-length="0.006cm" draw:distance="0.006cm"/>
    <draw:stroke-dash draw:name="Dash_20_131" draw:display-name="Dash 131" draw:style="rect" draw:dots1="1" draw:dots1-length="0.006cm" draw:dots2="1" draw:dots2-length="0.006cm" draw:distance="0.006cm"/>
    <draw:stroke-dash draw:name="Dash_20_132" draw:display-name="Dash 132" draw:style="rect" draw:dots1="1" draw:dots1-length="0.006cm" draw:dots2="1" draw:dots2-length="0.006cm" draw:distance="0.006cm"/>
    <draw:stroke-dash draw:name="Dash_20_133" draw:display-name="Dash 133" draw:style="rect" draw:dots1="1" draw:dots1-length="0.006cm" draw:dots2="1" draw:dots2-length="0.006cm" draw:distance="0.006cm"/>
    <draw:stroke-dash draw:name="Dash_20_134" draw:display-name="Dash 134" draw:style="rect" draw:dots1="1" draw:dots1-length="0.006cm" draw:dots2="1" draw:dots2-length="0.006cm" draw:distance="0.006cm"/>
    <draw:stroke-dash draw:name="Dash_20_135" draw:display-name="Dash 135" draw:style="rect" draw:dots1="1" draw:dots1-length="0.006cm" draw:dots2="1" draw:dots2-length="0.006cm" draw:distance="0.006cm"/>
    <draw:stroke-dash draw:name="Dash_20_136" draw:display-name="Dash 136" draw:style="rect" draw:dots1="1" draw:dots1-length="0.006cm" draw:dots2="1" draw:dots2-length="0.006cm" draw:distance="0.006cm"/>
    <draw:stroke-dash draw:name="Dash_20_137" draw:display-name="Dash 137" draw:style="rect" draw:dots1="1" draw:dots1-length="0.006cm" draw:dots2="1" draw:dots2-length="0.006cm" draw:distance="0.006cm"/>
    <draw:stroke-dash draw:name="Dash_20_138" draw:display-name="Dash 138" draw:style="rect" draw:dots1="1" draw:dots1-length="0.006cm" draw:dots2="1" draw:dots2-length="0.006cm" draw:distance="0.006cm"/>
    <draw:stroke-dash draw:name="Dash_20_139" draw:display-name="Dash 139" draw:style="rect" draw:dots1="1" draw:dots1-length="0.006cm" draw:dots2="1" draw:dots2-length="0.006cm" draw:distance="0.006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06cm" draw:dots2="1" draw:dots2-length="0.006cm" draw:distance="0.006cm"/>
    <draw:stroke-dash draw:name="Dash_20_141" draw:display-name="Dash 141" draw:style="rect" draw:dots1="1" draw:dots1-length="0.006cm" draw:dots2="1" draw:dots2-length="0.006cm" draw:distance="0.006cm"/>
    <draw:stroke-dash draw:name="Dash_20_142" draw:display-name="Dash 142" draw:style="rect" draw:dots1="1" draw:dots1-length="0.006cm" draw:dots2="1" draw:dots2-length="0.006cm" draw:distance="0.006cm"/>
    <draw:stroke-dash draw:name="Dash_20_143" draw:display-name="Dash 143" draw:style="rect" draw:dots1="1" draw:dots1-length="0.006cm" draw:dots2="1" draw:dots2-length="0.006cm" draw:distance="0.006cm"/>
    <draw:stroke-dash draw:name="Dash_20_144" draw:display-name="Dash 144" draw:style="rect" draw:dots1="1" draw:dots1-length="0.006cm" draw:dots2="1" draw:dots2-length="0.006cm" draw:distance="0.006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06cm" draw:dots2="1" draw:dots2-length="0.006cm" draw:distance="0.006cm"/>
    <draw:stroke-dash draw:name="Dash_20_147" draw:display-name="Dash 147" draw:style="rect" draw:dots1="1" draw:dots1-length="0.006cm" draw:dots2="1" draw:dots2-length="0.006cm" draw:distance="0.006cm"/>
    <draw:stroke-dash draw:name="Dash_20_148" draw:display-name="Dash 148" draw:style="rect" draw:dots1="1" draw:dots1-length="0.006cm" draw:dots2="1" draw:dots2-length="0.006cm" draw:distance="0.006cm"/>
    <draw:stroke-dash draw:name="Dash_20_149" draw:display-name="Dash 149" draw:style="rect" draw:dots1="1" draw:dots1-length="0.006cm" draw:dots2="1" draw:dots2-length="0.006cm" draw:distance="0.006cm"/>
    <draw:stroke-dash draw:name="Dash_20_15" draw:display-name="Dash 15" draw:style="rect" draw:dots1="1" draw:dots1-length="0.011cm" draw:dots2="1" draw:dots2-length="0.011cm" draw:distance="0.011cm"/>
    <draw:stroke-dash draw:name="Dash_20_150" draw:display-name="Dash 150" draw:style="rect" draw:dots1="1" draw:dots1-length="0.006cm" draw:dots2="1" draw:dots2-length="0.006cm" draw:distance="0.006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2cm" draw:dots2="1" draw:dots2-length="0.02cm" draw:distance="0.02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29cm" draw:dots2="1" draw:dots2-length="0.029cm" draw:distance="0.029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4H14M13S</meta:editing-duration>
    <meta:editing-cycles>37</meta:editing-cycles>
    <meta:generator>OpenOffice/4.1.7$Win32 OpenOffice.org_project/417m1$Build-9800</meta:generator>
    <dc:date>2019-10-21T17:05:06.16</dc:date>
    <meta:document-statistic meta:object-count="167"/>
  </office:meta>
</office:document-meta>
</file>